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02in"/>
    </style:style>
    <style:style style:name="co2" style:family="table-column">
      <style:table-column-properties fo:break-before="auto" style:column-width="0.9193in"/>
    </style:style>
    <style:style style:name="co3" style:family="table-column">
      <style:table-column-properties fo:break-before="auto" style:column-width="1.3236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83caff"/>
      <style:text-properties fo:color="#000000" style:font-name="Calibri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Calibri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/>
      <style:text-properties fo:color="#000000" style:font-name="Calibri" fo:font-size="10pt" fo:language="en" fo:country="US" style:font-name-asian="Consolas" style:font-size-asian="10pt" style:language-asian="en" style:country-asian="US" style:font-name-complex="Consolas" style:font-size-complex="5.65000009536743pt" style:language-complex="en" style:country-complex="US"/>
    </style:style>
    <style:style style:name="ce4" style:family="table-cell" style:parent-style-name="Default">
      <style:text-properties fo:color="#000000" style:font-name="Calibri" fo:font-size="10pt" fo:language="en" fo:country="US" style:font-name-asian="Consolas" style:font-size-asian="10pt" style:language-asian="en" style:country-asian="US" style:font-name-complex="Consolas" style:font-size-complex="5.65000009536743pt" style:language-complex="en" style:country-complex="US"/>
    </style:style>
    <style:style style:name="ce5" style:family="table-cell" style:parent-style-name="Default">
      <style:text-properties fo:color="#000000" style:font-name="Calibri" fo:font-size="10pt" style:font-size-asian="10pt" style:font-size-complex="10pt"/>
    </style:style>
    <style:style style:name="ce6" style:family="table-cell" style:parent-style-name="Default">
      <style:table-cell-properties fo:background-color="#ffffff"/>
      <style:text-properties fo:color="#000000" style:font-name="Calibri" fo:font-size="10pt" style:font-size-asian="10pt" style:font-size-complex="10pt"/>
    </style:style>
    <style:style style:name="ce7" style:family="table-cell" style:parent-style-name="Default">
      <style:text-properties fo:color="#000000" style:font-name="Calibri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Calibri" fo:font-size="10pt" style:font-size-asian="10pt" style:font-size-complex="10pt"/>
    </style:style>
    <style:style style:name="ce9" style:family="table-cell" style:parent-style-name="Default"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value-type" style:repeat-content="false"/>
      <style:paragraph-properties fo:margin-left="0in"/>
      <style:text-properties fo:color="#000000" style:font-name="Calibri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000000" style:font-name="Calibri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Calibri" fo:font-size="10pt" style:font-size-asian="10pt" style:font-size-complex="10pt" fo:hyphenate="true"/>
    </style:style>
    <style:style style:name="ce13" style:family="table-cell" style:parent-style-name="Default">
      <style:table-cell-properties fo:background-color="#ffffff" style:text-align-source="value-type" style:repeat-content="false"/>
      <style:paragraph-properties fo:margin-left="0in"/>
      <style:text-properties fo:color="#000000" style:font-name="Calibri" fo:font-size="10pt" style:font-size-asian="10pt" style:font-size-complex="10pt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color="#000000" style:font-name="Calibr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Calibri" fo:hyphenate="true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Calibri"/>
    </style:style>
    <style:style style:name="ce17" style:family="table-cell" style:parent-style-name="Default">
      <style:text-properties fo:color="#000000" style:text-outline="false" style:text-line-through-style="none" style:font-name="Calibri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fo:color="#000000" style:text-outline="false" style:text-line-through-style="none" style:font-name="Calibri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/>
      <style:text-properties fo:color="#000000" style:font-name="Calibri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20" style:family="table-cell" style:parent-style-name="Default">
      <style:table-cell-properties fo:wrap-option="wrap"/>
      <style:text-properties fo:color="#000000" style:text-outline="false" style:text-line-through-style="none" style:font-name="Calibri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fo:color="#000000" style:text-outline="false" style:text-line-through-style="none" style:font-name="Calibri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 fo:wrap-option="wrap"/>
      <style:text-properties fo:color="#000000" style:text-outline="false" style:text-line-through-style="none" style:font-name="Calibri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font-name="Calibri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Calibri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Calibri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style:font-name="Calibri" fo:font-size="10pt" style:font-size-asian="10pt" style:font-size-complex="10pt"/>
    </style:style>
    <style:style style:name="ce28" style:family="table-cell" style:parent-style-name="Excel_20_Built-in_20_Normal">
      <style:table-cell-properties fo:background-color="#ffffff" style:diagonal-bl-tr="none" style:diagonal-tl-br="none" style:text-align-source="fix" style:repeat-content="false" fo:border="none" style:rotation-align="none"/>
      <style:paragraph-properties fo:text-align="center" fo:margin-left="0in"/>
      <style:text-properties fo:color="#000000" style:font-name="Calibri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&quot;;&quot;ion_mfg_common_approve_btn&quot;;&quot;ion_mfg_common_submit_btn&quot;;&quot;ion_mfg_common_edit_btn&quot;;&quot;ion_mfg_common_view_btn&quot;;&quot;ion_mfg_common_reset_btn&quot;;&quot;ion_mfg_common_create_desc&quot;;&quot;ion_mfg_common_comments&quot;;&quot;ion_mfg_common_remarks&quot;;&quot;ion_mfg_common_search_desc&quot;;&quot;ion_mfg_common_search_table&quot;;&quot;ion_mfg_common_search_status&quot;;&quot;ion_mfg_common_siteaddress&quot;;&quot;ion_mfg_common_locationtype&quot;;&quot;ion_mfg_common_transaction_type&quot;;&quot;ion_mfg_common_accountcode&quot;;&quot;ion_mfg_common_currencycode&quot;;&quot;ion_mfg_common_exchange_rate&quot;;&quot;ion_mfg_common_accounting_site&quot;;&quot;ion_mfg_common_extractno&quot;;&quot;ion_mfg_common_pageheader&quot;;&quot;ion_mfg_common_recordno&quot;;&quot;ion_mfg_common_creationdate&quot;;&quot;ion_mfg_common_recordstatus&quot;;&quot;ion_mfg_common_create_vendorcode&quot;;&quot;ion_mfg_common_search_vendorcode&quot;;&quot;ion_mfg_common_search_site&quot;;&quot;ion_mfg_common_search_recordstatus&quot;;&quot;ion_mfg_common_view_vendorcode&quot;;&quot;ion_mfg_common_view_vendorname&quot;;&quot;ion_mfg_common_view_vendoraddress&quot;;&quot;ion_mfg_common_items_tab&quot;;&quot;ion_mfg_common_items_table&quot;;&quot;ion_mfg_common_items_tab_insert_row&quot;;&quot;ion_mfg_common_items_itemcode&quot;;&quot;ion_mfg_common_items_transferqty&quot;;&quot;ion_mfg_common_items_reqdate&quot;;&quot;ion_mfg_common_items_salesuom&quot;;&quot;ion_mfg_common_items_quantity&quot;;&quot;ion_mfg_common_items_requireduom&quot;;&quot;ion_mfg_common_items_baseuom&quot;;&quot;ion_mfg_common_items_baseqty&quot;;&quot;ion_mfg_common_items_itemacccode&quot;;&quot;ion_mfg_common_items_rate&quot;;&quot;ion_mfg_common_items_amount&quot;;&quot;ion_mfg_common_items_qualityreqflag&quot;;&quot;ion_mfg_common_items_tablebody&quot;;&quot;ion_mfg_common_items_detailspopup_batchno_img&quot;;&quot;ion_mfg_common_items_detailspopup_selectcheckbox&quot;;&quot;ion_mfg_common_items_detailspopup_batchno_text&quot;;&quot;ion_mfg_common_items_detailspopup_batch_qty&quot;;&quot;ion_mfg_common_items_detailspopup_batch_mfgdate&quot;;&quot;ion_mfg_common_items_detailspopup_batch_expdate&quot;;&quot;ion_mfg_common_items_detailspopup_batch_cost&quot;;&quot;ion_mfg_common_services_tab&quot;;&quot;ion_mfg_common_services_table&quot;;&quot;ion_mfg_common_services_tab_insert_row&quot;;&quot;ion_mfg_common_services_code&quot;;&quot;ion_mfg_common_services_desc&quot;;&quot;ion_mfg_common_services_date&quot;;&quot;ion_mfg_common_services_serviceacccode&quot;;&quot;ion_mfg_common_services_amount&quot;;&quot;ion_mfg_common_services_qty&quot;;&quot;ion_mfg_common_services_net_amount&quot;;&quot;ion_mfg_common_documents_tab&quot;;&quot;ion_mfg_common_taxes_tab&quot;;&quot;ion_mfg_common_taxes_tab_insert_row&quot;;&quot;ion_mfg_common_taxes_taxcode&quot;;&quot;ion_mfg_common_taxes_taxacccode&quot;;&quot;ion_mfg_common_taxes_table&quot;;&quot;ion_mfg_common_charges_tab&quot;;&quot;ion_mfg_common_charges_tab_insert_row&quot;;&quot;ion_mfg_common_charges_code&quot;;&quot;ion_mfg_common_discounts_code&quot;;&quot;ion_mfg_common_discounts_tab&quot;;&quot;ion_mfg_common_discounts_tab_insert_row&quot;;&quot;ion_mfg_common_addresses_tab&quot;;&quot;ion_mfg_common_addresses_code&quot;;&quot;ion_mfg_common_addresses_type&quot;;&quot;ion_mfg_common_addresses_table&quot;;&quot;ion_mfg_common_addresses_tablebody&quot;;&quot;ion_mfg_common_addresses_insert_row&quot;;&quot;ion_mfg_common_services_net_amount&quot;;&quot;ion_mfg_common_vendorcode_select&quot;;&quot;ion_mfg_common_view_accode&quot;;&quot;ion_mfg_common_view_remarks&quot;;&quot;ion_mfg_common_view_servicecode&quot;;&quot;ion_mfg_common_search_txtbox&quot;;&quot;ion_mfg_common_challanno&quot;;&quot;ion_mfg_common_cancel_btn&quot;;&quot;ion_mfg_common_iframe&quot;;&quot;ion_mfg_common_ok_btn&quot;;&quot;ion_mfg_common_close_btn&quot;;&quot;ion_mfg_common_popup_iframe&quot;;&quot;ion_mfg_common_clauses_tab&quot;;&quot;ion_mfg_common_popup_close_btn&quot;;&quot;ion_mfg_common_search_btn&quot;;&quot;ion_mfg_common_saveasdraft_btn&quot;;&quot;ion_mfg_common_schedules_tab&quot;;&quot;ion_mfg_common_schedules_tab_insert_row&quot;;&quot;ion_mfg_common_schedules_code&quot;;&quot;ion_mfg_common_validity&quot;;&quot;ion_mfg_common_suppliers_tab&quot;;&quot;ion_mfg_common_challan_date&quot;;&quot;ion_mfg_common_create_from_type&quot;;&quot;ion_mfg_common_view_itemcode&quot;;&quot;ion_mfg_common_view_desc&quot;;&quot;ion_mfg_common_createtypecombo&quot;;&quot;ion_mfg_common_validate_recordstatus&quot;;&quot;ion_mfg_common_copy_btn&quot;;&quot;ion_mfg_common_processing&quot;;&quot;&quot;)" table:allow-empty-cell="true" table:display-list="sorted-ascending" table:base-cell-address="common.A1"/>
        <table:content-validation table:name="val2" table:condition="of:cell-content-is-in-list(&quot;&quot;;&quot;ion_mfg_common_approve_btn&quot;;&quot;ion_mfg_common_submit_btn&quot;;&quot;ion_mfg_common_edit_btn&quot;;&quot;ion_mfg_common_view_btn&quot;;&quot;ion_mfg_common_reset_btn&quot;;&quot;ion_mfg_common_create_desc&quot;;&quot;ion_mfg_common_comments&quot;;&quot;ion_mfg_common_remarks&quot;;&quot;ion_mfg_common_search_desc&quot;;&quot;ion_mfg_common_search_table&quot;;&quot;ion_mfg_common_search_status&quot;;&quot;ion_mfg_common_siteaddress&quot;;&quot;ion_mfg_common_locationtype&quot;;&quot;ion_mfg_common_transaction_type&quot;;&quot;ion_mfg_common_accountcode&quot;;&quot;ion_mfg_common_currencycode&quot;;&quot;ion_mfg_common_exchange_rate&quot;;&quot;ion_mfg_common_accounting_site&quot;;&quot;ion_mfg_common_page_errorbanner&quot;;&quot;ion_mfg_common_page_successbanner&quot;;&quot;ion_mfg_common_extractno&quot;;&quot;ion_mfg_common_pageheader&quot;;&quot;ion_mfg_common_recordno&quot;;&quot;ion_mfg_common_creationdate&quot;;&quot;ion_mfg_common_recordstatus&quot;;&quot;ion_mfg_common_create_vendorcode&quot;;&quot;ion_mfg_common_search_vendorcode&quot;;&quot;ion_mfg_common_search_site&quot;;&quot;ion_mfg_common_search_recordstatus&quot;;&quot;ion_mfg_common_view_vendorcode&quot;;&quot;ion_mfg_common_view_vendorname&quot;;&quot;ion_mfg_common_view_vendoraddress&quot;;&quot;ion_mfg_common_items_tab&quot;;&quot;ion_mfg_common_items_table&quot;;&quot;ion_mfg_common_items_tab_insert_row&quot;;&quot;ion_mfg_common_items_itemcode&quot;;&quot;ion_mfg_common_items_transferqty&quot;;&quot;ion_mfg_common_items_reqdate&quot;;&quot;ion_mfg_common_items_salesuom&quot;;&quot;ion_mfg_common_items_quantity&quot;;&quot;ion_mfg_common_items_requireduom&quot;;&quot;ion_mfg_common_items_baseuom&quot;;&quot;ion_mfg_common_items_baseqty&quot;;&quot;ion_mfg_common_items_itemacccode&quot;;&quot;ion_mfg_common_items_rate&quot;;&quot;ion_mfg_common_items_amount&quot;;&quot;ion_mfg_common_items_qualityreqflag&quot;;&quot;ion_mfg_common_items_tablebody&quot;;&quot;ion_mfg_common_services_tab&quot;;&quot;ion_mfg_common_services_table&quot;;&quot;ion_mfg_common_services_tab_insert_row&quot;;&quot;ion_mfg_common_services_code&quot;;&quot;ion_mfg_common_services_desc&quot;;&quot;ion_mfg_common_services_date&quot;;&quot;ion_mfg_common_services_serviceacccode&quot;;&quot;ion_mfg_common_services_amount&quot;;&quot;ion_mfg_common_services_qty&quot;;&quot;ion_mfg_common_services_net_amount&quot;;&quot;ion_mfg_common_documents_tab&quot;;&quot;ion_mfg_common_taxes_tab&quot;;&quot;ion_mfg_common_taxes_tab_insert_row&quot;;&quot;ion_mfg_common_taxes_taxcode&quot;;&quot;ion_mfg_common_taxes_taxacccode&quot;;&quot;ion_mfg_common_taxes_table&quot;;&quot;ion_mfg_common_charges_tab&quot;;&quot;ion_mfg_common_charges_tab_insert_row&quot;;&quot;ion_mfg_common_charges_code&quot;;&quot;ion_mfg_common_discounts_code&quot;;&quot;ion_mfg_common_discounts_tab&quot;;&quot;ion_mfg_common_discounts_tab_insert_row&quot;;&quot;ion_mfg_common_addresses_tab&quot;;&quot;ion_mfg_common_addresses_code&quot;;&quot;ion_mfg_common_addresses_type&quot;;&quot;ion_mfg_common_addresses_table&quot;;&quot;ion_mfg_common_addresses_tablebody&quot;;&quot;ion_mfg_common_addresses_insert_row&quot;;&quot;ion_mfg_common_services_net_amount&quot;;&quot;ion_mfg_common_vendorcode_select&quot;;&quot;ion_mfg_common_view_accode&quot;;&quot;ion_mfg_common_view_remarks&quot;;&quot;ion_mfg_common_view_servicecode&quot;;&quot;ion_mfg_common_search_txtbox&quot;;&quot;ion_mfg_common_challanno&quot;;&quot;ion_mfg_common_cancel_btn&quot;;&quot;ion_mfg_common_iframe&quot;;&quot;ion_mfg_common_ok_btn&quot;;&quot;ion_mfg_common_close_btn&quot;;&quot;ion_mfg_common_popup_iframe&quot;;&quot;ion_mfg_common_clauses_tab&quot;;&quot;ion_mfg_common_popup_close_btn&quot;;&quot;ion_mfg_common_search_btn&quot;;&quot;ion_mfg_common_saveasdraft_btn&quot;;&quot;ion_mfg_common_schedules_tab&quot;;&quot;ion_mfg_common_schedules_tab_insert_row&quot;;&quot;ion_mfg_common_schedules_code&quot;;&quot;ion_mfg_common_validity&quot;;&quot;ion_mfg_common_suppliers_tab&quot;;&quot;ion_mfg_common_challan_date&quot;;&quot;ion_mfg_common_create_from_type&quot;;&quot;ion_mfg_common_view_itemcode&quot;;&quot;ion_mfg_common_view_desc&quot;;&quot;ion_mfg_common_createtypecombo&quot;;&quot;ion_mfg_common_validate_recordstatus&quot;;&quot;ion_mfg_common_copy_btn&quot;;&quot;&quot;)" table:allow-empty-cell="true" table:display-list="sorted-ascending" table:base-cell-address="common.A1"/>
        <table:content-validation table:name="val3" table:condition="of:cell-content-is-in-list(&quot;&quot;;&quot;ion_mfg_common_approve_btn&quot;;&quot;ion_mfg_common_submit_btn&quot;;&quot;ion_mfg_common_edit_btn&quot;;&quot;ion_mfg_common_view_btn&quot;;&quot;ion_mfg_common_reset_btn&quot;;&quot;ion_mfg_common_create_desc&quot;;&quot;ion_mfg_common_comments&quot;;&quot;ion_mfg_common_remarks&quot;;&quot;ion_mfg_common_search_desc&quot;;&quot;ion_mfg_common_search_table&quot;;&quot;ion_mfg_common_search_status&quot;;&quot;ion_mfg_common_siteaddress&quot;;&quot;ion_mfg_common_locationtype&quot;;&quot;ion_mfg_common_transaction_type&quot;;&quot;ion_mfg_common_accountcode&quot;;&quot;ion_mfg_common_currencycode&quot;;&quot;ion_mfg_common_exchange_rate&quot;;&quot;ion_mfg_common_accounting_site&quot;;&quot;ion_mfg_common_extractno&quot;;&quot;ion_mfg_common_pageheader&quot;;&quot;ion_mfg_common_recordno&quot;;&quot;ion_mfg_common_creationdate&quot;;&quot;ion_mfg_common_recordstatus&quot;;&quot;ion_mfg_common_create_vendorcode&quot;;&quot;ion_mfg_common_search_vendorcode&quot;;&quot;ion_mfg_common_search_site&quot;;&quot;ion_mfg_common_search_recordstatus&quot;;&quot;ion_mfg_common_view_vendorcode&quot;;&quot;ion_mfg_common_view_vendorname&quot;;&quot;ion_mfg_common_view_vendoraddress&quot;;&quot;ion_mfg_common_items_tab&quot;;&quot;ion_mfg_common_items_table&quot;;&quot;ion_mfg_common_items_tab_insert_row&quot;;&quot;ion_mfg_common_items_itemcode&quot;;&quot;ion_mfg_common_items_transferqty&quot;;&quot;ion_mfg_common_items_reqdate&quot;;&quot;ion_mfg_common_items_salesuom&quot;;&quot;ion_mfg_common_items_quantity&quot;;&quot;ion_mfg_common_items_requireduom&quot;;&quot;ion_mfg_common_items_baseuom&quot;;&quot;ion_mfg_common_items_baseqty&quot;;&quot;ion_mfg_common_items_itemacccode&quot;;&quot;ion_mfg_common_items_rate&quot;;&quot;ion_mfg_common_items_amount&quot;;&quot;ion_mfg_common_items_qualityreqflag&quot;;&quot;ion_mfg_common_items_tablebody&quot;;&quot;ion_mfg_common_services_tab&quot;;&quot;ion_mfg_common_services_table&quot;;&quot;ion_mfg_common_services_tab_insert_row&quot;;&quot;ion_mfg_common_services_code&quot;;&quot;ion_mfg_common_services_desc&quot;;&quot;ion_mfg_common_services_date&quot;;&quot;ion_mfg_common_services_serviceacccode&quot;;&quot;ion_mfg_common_services_amount&quot;;&quot;ion_mfg_common_services_qty&quot;;&quot;ion_mfg_common_services_net_amount&quot;;&quot;ion_mfg_common_documents_tab&quot;;&quot;ion_mfg_common_taxes_tab&quot;;&quot;ion_mfg_common_taxes_tab_insert_row&quot;;&quot;ion_mfg_common_taxes_taxcode&quot;;&quot;ion_mfg_common_taxes_taxacccode&quot;;&quot;ion_mfg_common_taxes_table&quot;;&quot;ion_mfg_common_charges_tab&quot;;&quot;ion_mfg_common_charges_tab_insert_row&quot;;&quot;ion_mfg_common_charges_code&quot;;&quot;ion_mfg_common_discounts_code&quot;;&quot;ion_mfg_common_discounts_tab&quot;;&quot;ion_mfg_common_discounts_tab_insert_row&quot;;&quot;ion_mfg_common_addresses_tab&quot;;&quot;ion_mfg_common_addresses_code&quot;;&quot;ion_mfg_common_addresses_type&quot;;&quot;ion_mfg_common_addresses_table&quot;;&quot;ion_mfg_common_addresses_tablebody&quot;;&quot;ion_mfg_common_addresses_insert_row&quot;;&quot;ion_mfg_common_services_net_amount&quot;;&quot;ion_mfg_common_vendorcode_select&quot;;&quot;ion_mfg_common_view_accode&quot;;&quot;ion_mfg_common_view_remarks&quot;;&quot;ion_mfg_common_view_servicecode&quot;;&quot;ion_mfg_common_search_txtbox&quot;;&quot;ion_mfg_common_challanno&quot;;&quot;ion_mfg_common_cancel_btn&quot;;&quot;ion_mfg_common_iframe&quot;;&quot;ion_mfg_common_ok_btn&quot;;&quot;ion_mfg_common_close_btn&quot;;&quot;ion_mfg_common_popup_iframe&quot;;&quot;ion_mfg_common_clauses_tab&quot;;&quot;ion_mfg_common_popup_close_btn&quot;;&quot;ion_mfg_common_search_btn&quot;;&quot;ion_mfg_common_saveasdraft_btn&quot;;&quot;ion_mfg_common_schedules_tab&quot;;&quot;ion_mfg_common_schedules_tab_insert_row&quot;;&quot;ion_mfg_common_schedules_code&quot;;&quot;ion_mfg_common_validity&quot;;&quot;ion_mfg_common_suppliers_tab&quot;;&quot;ion_mfg_common_challan_date&quot;;&quot;ion_mfg_common_create_from_type&quot;;&quot;ion_mfg_common_view_itemcode&quot;;&quot;ion_mfg_common_view_desc&quot;;&quot;ion_mfg_common_createtypecombo&quot;;&quot;ion_mfg_common_validate_recordstatus&quot;;&quot;ion_mfg_common_copy_btn&quot;;&quot;&quot;)" table:allow-empty-cell="true" table:display-list="sorted-ascending" table:base-cell-address="common.A1"/>
        <table:content-validation table:name="val4" table:condition="of:cell-content-is-in-list(&quot;ion_mfg_common_approve_btn&quot;;&quot;ion_mfg_common_submit_btn&quot;;&quot;ion_mfg_common_edit_btn&quot;;&quot;ion_mfg_common_view_btn&quot;;&quot;ion_mfg_common_reset_btn&quot;;&quot;ion_mfg_common_create_desc&quot;;&quot;ion_mfg_common_comments&quot;;&quot;ion_mfg_common_remarks&quot;;&quot;ion_mfg_common_search_desc&quot;;&quot;ion_mfg_common_search_table&quot;;&quot;ion_mfg_common_search_status&quot;;&quot;ion_mfg_common_siteaddress&quot;;&quot;ion_mfg_common_locationtype&quot;;&quot;ion_mfg_common_transaction_type&quot;;&quot;ion_mfg_common_accountcode&quot;;&quot;ion_mfg_common_currencycode&quot;;&quot;ion_mfg_common_exchange_rate&quot;;&quot;ion_mfg_common_accounting_site&quot;;&quot;ion_mfg_common_extractno&quot;;&quot;ion_mfg_common_pageheader&quot;;&quot;ion_mfg_common_recordno&quot;;&quot;ion_mfg_common_creationdate&quot;;&quot;ion_mfg_common_recordstatus&quot;;&quot;ion_mfg_common_create_vendorcode&quot;;&quot;ion_mfg_common_search_vendorcode&quot;;&quot;ion_mfg_common_view_vendorcode&quot;;&quot;ion_mfg_common_view_vendorname&quot;;&quot;ion_mfg_common_view_vendoraddress&quot;;&quot;ion_mfg_common_items_tab&quot;;&quot;ion_mfg_common_items_table&quot;;&quot;ion_mfg_common_items_tab_insert_row&quot;;&quot;ion_mfg_common_items_itemcode&quot;;&quot;ion_mfg_common_items_transferqty&quot;;&quot;ion_mfg_common_items_reqdate&quot;;&quot;ion_mfg_common_items_salesuom&quot;;&quot;ion_mfg_common_items_quantity&quot;;&quot;ion_mfg_common_items_requireduom&quot;;&quot;ion_mfg_common_items_baseuom&quot;;&quot;ion_mfg_common_items_baseqty&quot;;&quot;ion_mfg_common_items_itemacccode&quot;;&quot;ion_mfg_common_items_rate&quot;;&quot;ion_mfg_common_items_amount&quot;;&quot;ion_mfg_common_items_qualityreqflag&quot;;&quot;ion_mfg_common_services_tab&quot;;&quot;ion_mfg_common_services_table&quot;;&quot;ion_mfg_common_services_tab_insert_row&quot;;&quot;ion_mfg_common_services_code&quot;;&quot;ion_mfg_common_services_desc&quot;;&quot;ion_mfg_common_services_date&quot;;&quot;ion_mfg_common_services_serviceacccode&quot;;&quot;ion_mfg_common_services_amount&quot;;&quot;ion_mfg_common_services_qty&quot;;&quot;ion_mfg_common_services_net_amount&quot;;&quot;ion_mfg_common_documents_tab&quot;;&quot;ion_mfg_common_taxes_tab&quot;;&quot;ion_mfg_common_taxes_tab_insert_row&quot;;&quot;ion_mfg_common_taxes_taxcode&quot;;&quot;ion_mfg_common_taxes_taxacccode&quot;;&quot;ion_mfg_common_taxes_table&quot;;&quot;ion_mfg_common_charges_tab&quot;;&quot;ion_mfg_common_charges_tab_insert_row&quot;;&quot;ion_mfg_common_charges_code&quot;;&quot;ion_mfg_common_discounts_code&quot;;&quot;ion_mfg_common_discounts_tab&quot;;&quot;ion_mfg_common_discounts_tab_insert_row&quot;;&quot;ion_mfg_common_addresses_tab&quot;;&quot;ion_mfg_common_addresses_code&quot;;&quot;ion_mfg_common_addresses_type&quot;;&quot;ion_mfg_common_addresses_table&quot;;&quot;ion_mfg_common_addresses_insert_row&quot;;&quot;ion_mfg_common_services_net_amount&quot;;&quot;ion_mfg_common_vendorcode_select&quot;;&quot;ion_mfg_common_view_accode&quot;;&quot;ion_mfg_common_view_remarks&quot;;&quot;ion_mfg_common_view_servicecode&quot;;&quot;ion_mfg_common_search_txtbox&quot;;&quot;ion_mfg_common_challanno&quot;;&quot;ion_mfg_common_cancel_btn&quot;;&quot;ion_mfg_common_iframe&quot;;&quot;ion_mfg_common_ok_bth&quot;;&quot;ion_mfg_common_close_btn&quot;;&quot;ion_mfg_common_popup_iframe&quot;;&quot;ion_mfg_common_clauses_tab&quot;;&quot;&quot;)" table:allow-empty-cell="true" table:display-list="sorted-ascending" table:base-cell-address="common.A1"/>
        <table:content-validation table:name="val5" table:condition="of:cell-content-is-in-list(&quot;ion_mfg_common_approve_btn&quot;;&quot;ion_mfg_common_submit_btn&quot;;&quot;ion_mfg_common_edit_btn&quot;;&quot;ion_mfg_common_view_btn&quot;;&quot;ion_mfg_common_reset_btn&quot;;&quot;ion_mfg_common_create_desc&quot;;&quot;ion_mfg_common_comments&quot;;&quot;ion_mfg_common_remarks&quot;;&quot;ion_mfg_common_search_desc&quot;;&quot;ion_mfg_common_search_table&quot;;&quot;ion_mfg_common_search_status&quot;;&quot;ion_mfg_common_siteaddress&quot;;&quot;ion_mfg_common_locationtype&quot;;&quot;ion_mfg_common_transaction_type&quot;;&quot;ion_mfg_common_accountcode&quot;;&quot;ion_mfg_common_currencycode&quot;;&quot;ion_mfg_common_exchange_rate&quot;;&quot;ion_mfg_common_accounting_site&quot;;&quot;ion_mfg_common_extractno&quot;;&quot;ion_mfg_common_pageheader&quot;;&quot;ion_mfg_common_recordno&quot;;&quot;ion_mfg_common_creationdate&quot;;&quot;ion_mfg_common_recordstatus&quot;;&quot;ion_mfg_common_create_vendorcode&quot;;&quot;ion_mfg_common_search_vendorcode&quot;;&quot;ion_mfg_common_view_vendorcode&quot;;&quot;ion_mfg_common_view_vendorname&quot;;&quot;ion_mfg_common_view_vendoraddress&quot;;&quot;ion_mfg_common_items_tab&quot;;&quot;ion_mfg_common_items_table&quot;;&quot;ion_mfg_common_items_tab_insert_row&quot;;&quot;ion_mfg_common_items_itemcode&quot;;&quot;ion_mfg_common_items_transferqty&quot;;&quot;ion_mfg_common_items_reqdate&quot;;&quot;ion_mfg_common_items_salesuom&quot;;&quot;ion_mfg_common_items_quantity&quot;;&quot;ion_mfg_common_items_requireduom&quot;;&quot;ion_mfg_common_items_baseuom&quot;;&quot;ion_mfg_common_items_baseqty&quot;;&quot;ion_mfg_common_items_itemacccode&quot;;&quot;ion_mfg_common_items_rate&quot;;&quot;ion_mfg_common_items_amount&quot;;&quot;ion_mfg_common_items_qualityreqflag&quot;;&quot;ion_mfg_common_services_tab&quot;;&quot;ion_mfg_common_services_table&quot;;&quot;ion_mfg_common_services_tab_insert_row&quot;;&quot;ion_mfg_common_services_code&quot;;&quot;ion_mfg_common_services_desc&quot;;&quot;ion_mfg_common_services_date&quot;;&quot;ion_mfg_common_services_serviceacccode&quot;;&quot;ion_mfg_common_services_amount&quot;;&quot;ion_mfg_common_services_qty&quot;;&quot;ion_mfg_common_services_net_amount&quot;;&quot;ion_mfg_common_documents_tab&quot;;&quot;ion_mfg_common_taxes_tab&quot;;&quot;ion_mfg_common_taxes_tab_insert_row&quot;;&quot;ion_mfg_common_taxes_taxcode&quot;;&quot;ion_mfg_common_taxes_taxacccode&quot;;&quot;ion_mfg_common_taxes_table&quot;;&quot;ion_mfg_common_charges_tab&quot;;&quot;ion_mfg_common_charges_tab_insert_row&quot;;&quot;ion_mfg_common_charges_code&quot;;&quot;ion_mfg_common_discounts_code&quot;;&quot;ion_mfg_common_discounts_tab&quot;;&quot;ion_mfg_common_discounts_tab_insert_row&quot;;&quot;ion_mfg_common_addresses_tab&quot;;&quot;ion_mfg_common_addresses_code&quot;;&quot;ion_mfg_common_addresses_type&quot;;&quot;ion_mfg_common_addresses_table&quot;;&quot;ion_mfg_common_addresses_insert_row&quot;;&quot;ion_mfg_common_services_net_amount&quot;;&quot;ion_mfg_common_vendorcode_select&quot;;&quot;ion_mfg_common_view_accode&quot;;&quot;ion_mfg_common_view_remarks&quot;;&quot;ion_mfg_common_view_servicecode&quot;;&quot;ion_mfg_common_search_txtbox&quot;;&quot;ion_mfg_common_challanno&quot;;&quot;ion_mfg_common_cancel_btn&quot;;&quot;ion_mfg_common_iframe&quot;;&quot;ion_mfg_common_ok_bth&quot;;&quot;ion_mfg_common_close_btn&quot;;&quot;&quot;)" table:allow-empty-cell="true" table:display-list="sorted-ascending" table:base-cell-address="common.A1"/>
        <table:content-validation table:name="val6" table:condition="of:cell-content-is-in-list(&quot;ion_mfg_common_approve_btn&quot;;&quot;ion_mfg_common_submit_btn&quot;;&quot;ion_mfg_common_edit_btn&quot;;&quot;ion_mfg_common_view_btn&quot;;&quot;ion_mfg_common_reset_btn&quot;;&quot;ion_mfg_common_create_desc&quot;;&quot;ion_mfg_common_comments&quot;;&quot;ion_mfg_common_remarks&quot;;&quot;ion_mfg_common_search_desc&quot;;&quot;ion_mfg_common_search_table&quot;;&quot;ion_mfg_common_search_status&quot;;&quot;ion_mfg_common_siteaddress&quot;;&quot;ion_mfg_common_locationtype&quot;;&quot;ion_mfg_common_transaction_type&quot;;&quot;ion_mfg_common_accountcode&quot;;&quot;ion_mfg_common_currencycode&quot;;&quot;ion_mfg_common_exchange_rate&quot;;&quot;ion_mfg_common_accounting_site&quot;;&quot;ion_mfg_common_extractno&quot;;&quot;ion_mfg_common_pageheader&quot;;&quot;ion_mfg_common_recordno&quot;;&quot;ion_mfg_common_creationdate&quot;;&quot;ion_mfg_common_recordstatus&quot;;&quot;ion_mfg_common_create_vendorcode&quot;;&quot;ion_mfg_common_search_vendorcode&quot;;&quot;ion_mfg_common_view_vendorcode&quot;;&quot;ion_mfg_common_view_vendorname&quot;;&quot;ion_mfg_common_view_vendoraddress&quot;;&quot;ion_mfg_common_items_tab&quot;;&quot;ion_mfg_common_items_table&quot;;&quot;ion_mfg_common_items_tab_insert_row&quot;;&quot;ion_mfg_common_items_itemcode&quot;;&quot;ion_mfg_common_items_transferqty&quot;;&quot;ion_mfg_common_items_reqdate&quot;;&quot;ion_mfg_common_items_salesuom&quot;;&quot;ion_mfg_common_items_quantity&quot;;&quot;ion_mfg_common_items_requireduom&quot;;&quot;ion_mfg_common_items_baseuom&quot;;&quot;ion_mfg_common_items_baseqty&quot;;&quot;ion_mfg_common_items_itemacccode&quot;;&quot;ion_mfg_common_items_rate&quot;;&quot;ion_mfg_common_items_amount&quot;;&quot;ion_mfg_common_items_qualityreqflag&quot;;&quot;ion_mfg_common_services_tab&quot;;&quot;ion_mfg_common_services_table&quot;;&quot;ion_mfg_common_services_tab_insert_row&quot;;&quot;ion_mfg_common_services_code&quot;;&quot;ion_mfg_common_services_desc&quot;;&quot;ion_mfg_common_services_date&quot;;&quot;ion_mfg_common_services_serviceacccode&quot;;&quot;ion_mfg_common_services_amount&quot;;&quot;ion_mfg_common_services_qty&quot;;&quot;ion_mfg_common_services_net_amount&quot;;&quot;ion_mfg_common_documents_tab&quot;;&quot;ion_mfg_common_taxes_tab&quot;;&quot;ion_mfg_common_taxes_tab_insert_row&quot;;&quot;ion_mfg_common_taxes_taxcode&quot;;&quot;ion_mfg_common_taxes_taxacccode&quot;;&quot;ion_mfg_common_taxes_table&quot;;&quot;ion_mfg_common_charges_tab&quot;;&quot;ion_mfg_common_charges_tab_insert_row&quot;;&quot;ion_mfg_common_charges_code&quot;;&quot;ion_mfg_common_discounts_code&quot;;&quot;ion_mfg_common_discounts_tab&quot;;&quot;ion_mfg_common_discounts_tab_insert_row&quot;;&quot;ion_mfg_common_addresses_tab&quot;;&quot;ion_mfg_common_addresses_code&quot;;&quot;ion_mfg_common_addresses_type&quot;;&quot;ion_mfg_common_addresses_table&quot;;&quot;ion_mfg_common_addresses_insert_row&quot;;&quot;ion_mfg_common_services_net_amount&quot;;&quot;ion_mfg_common_vendorcode_select&quot;;&quot;ion_mfg_common_view_accode&quot;;&quot;ion_mfg_common_view_remarks&quot;;&quot;ion_mfg_common_view_servicecode&quot;;&quot;ion_mfg_common_search_txtbox&quot;;&quot;ion_mfg_common_challanno&quot;;&quot;ion_mfg_common_cancel_btn&quot;;&quot;ion_mfg_common_iframe&quot;;&quot;ion_mfg_common_ok_btn&quot;;&quot;ion_mfg_common_close_btn&quot;;&quot;ion_mfg_common_popup_iframe&quot;;&quot;ion_mfg_common_clauses_tab&quot;;&quot;ion_mfg_common_popup_close_btn&quot;;&quot;ion_mfg_common_search_btn&quot;;&quot;ion_mfg_common_saveasdraft_btn&quot;;&quot;&quot;)" table:allow-empty-cell="true" table:display-list="sorted-ascending" table:base-cell-address="common.A1"/>
        <table:content-validation table:name="val7" table:condition="of:cell-content-is-in-list(&quot;&quot;;&quot;ion_mfg_common_accountcode&quot;;&quot;ion_mfg_common_accounting_site&quot;;&quot;ion_mfg_common_addresses_code&quot;;&quot;ion_mfg_common_addresses_insert_row&quot;;&quot;ion_mfg_common_addresses_tab&quot;;&quot;ion_mfg_common_addresses_table&quot;;&quot;ion_mfg_common_addresses_tablebody&quot;;&quot;ion_mfg_common_addresses_type&quot;;&quot;ion_mfg_common_approve_btn&quot;;&quot;ion_mfg_common_cancel_btn&quot;;&quot;ion_mfg_common_challan_date&quot;;&quot;ion_mfg_common_challanno&quot;;&quot;ion_mfg_common_charges_code&quot;;&quot;ion_mfg_common_charges_tab&quot;;&quot;ion_mfg_common_charges_tab_insert_row&quot;;&quot;ion_mfg_common_clauses_tab&quot;;&quot;ion_mfg_common_clauses_tab_insert_row&quot;;&quot;ion_mfg_common_clauses_tablebody&quot;;&quot;ion_mfg_common_clauses_code&quot;;&quot;ion_mfg_common_clauses_errormsg&quot;;&quot;ion_mfg_common_close_btn&quot;;&quot;ion_mfg_common_comments&quot;;&quot;ion_mfg_common_copy_btn&quot;;&quot;ion_mfg_common_create_desc&quot;;&quot;ion_mfg_common_create_from_type&quot;;&quot;ion_mfg_common_create_vendorcode&quot;;&quot;ion_mfg_common_createtypecombo&quot;;&quot;ion_mfg_common_creationdate&quot;;&quot;ion_mfg_common_currencycode&quot;;&quot;ion_mfg_common_discounts_code&quot;;&quot;ion_mfg_common_discounts_tab&quot;;&quot;ion_mfg_common_discounts_tab_insert_row&quot;;&quot;ion_mfg_common_documents_tab&quot;;&quot;ion_mfg_common_edit_btn&quot;;&quot;ion_mfg_common_exchange_rate&quot;;&quot;ion_mfg_common_extractno&quot;;&quot;ion_mfg_common_grn_code&quot;;&quot;ion_mfg_common_iframe&quot;;&quot;ion_mfg_common_items_amount&quot;;&quot;ion_mfg_common_items_baseqty&quot;;&quot;ion_mfg_common_items_baseuom&quot;;&quot;ion_mfg_common_items_itemacccode&quot;;&quot;ion_mfg_common_items_itemcode&quot;;&quot;ion_mfg_common_items_qualityreqflag&quot;;&quot;ion_mfg_common_items_quantity&quot;;&quot;ion_mfg_common_items_packsize&quot;;&quot;ion_mfg_common_items_packqty&quot;;&quot;ion_mfg_common_items_rate&quot;;&quot;ion_mfg_common_items_reqdate&quot;;&quot;ion_mfg_common_items_requireduom&quot;;&quot;ion_mfg_common_items_salesuom&quot;;&quot;ion_mfg_common_items_tab&quot;;&quot;ion_mfg_common_items_tab_insert_row&quot;;&quot;ion_mfg_common_items_table&quot;;&quot;ion_mfg_common_items_tablebody&quot;;&quot;ion_mfg_common_items_transferqty&quot;;&quot;ion_mfg_common_items_detailspopup_batchno_img&quot;;&quot;ion_mfg_common_items_detailspopup_selectcheckbox&quot;;&quot;ion_mfg_common_items_detailspopup_batchno_text&quot;;&quot;ion_mfg_common_items_detailspopup_batch_qty&quot;;&quot;ion_mfg_common_items_detailspopup_batch_mfgdate&quot;;&quot;ion_mfg_common_items_detailspopup_batch_expdate&quot;;&quot;ion_mfg_common_items_detailspopup_batch_cost&quot;;&quot;ion_mfg_common_items_ok_btn&quot;;&quot;ion_mfg_common_spacesok_btn&quot;;&quot;ion_mfg_common_items_close_btn&quot;;&quot;ion_mfg_common_job_code&quot;;&quot;ion_mfg_common_locationtype&quot;;&quot;ion_mfg_common_ok_btn&quot;;&quot;ion_mfg_common_operations_opcode&quot;;&quot;ion_mfg_common_operations_opdesc&quot;;&quot;ion_mfg_common_page_errorbanner&quot;;&quot;ion_mfg_common_page_successbanner&quot;;&quot;ion_mfg_common_pageheader&quot;;&quot;ion_mfg_common_popup_close_btn&quot;;&quot;ion_mfg_common_popup_iframe&quot;;&quot;ion_mfg_common_processing&quot;;&quot;ion_mfg_common_recordno&quot;;&quot;ion_mfg_common_recordstatus&quot;;&quot;ion_mfg_common_remarks&quot;;&quot;ion_mfg_common_reset_btn&quot;;&quot;ion_mfg_common_saveasdraft_btn&quot;;&quot;ion_mfg_common_schedules_code&quot;;&quot;ion_mfg_common_schedules_tab&quot;;&quot;ion_mfg_common_schedules_tab_insert_row&quot;;&quot;ion_mfg_common_search_btn&quot;;&quot;ion_mfg_common_search_desc&quot;;&quot;ion_mfg_common_search_recordstatus&quot;;&quot;ion_mfg_common_search_site&quot;;&quot;ion_mfg_common_search_status&quot;;&quot;ion_mfg_common_search_transaction_type&quot;;&quot;ion_mfg_common_search_table&quot;;&quot;ion_mfg_common_search_txtbox&quot;;&quot;ion_mfg_common_search_vendorcode&quot;;&quot;ion_mfg_common_services_amount&quot;;&quot;ion_mfg_common_services_code&quot;;&quot;ion_mfg_common_services_date&quot;;&quot;ion_mfg_common_services_desc&quot;;&quot;ion_mfg_common_services_net_amount&quot;;&quot;ion_mfg_common_services_net_amount&quot;;&quot;ion_mfg_common_services_qty&quot;;&quot;ion_mfg_common_services_serviceacccode&quot;;&quot;ion_mfg_common_services_tab&quot;;&quot;ion_mfg_common_services_tab_insert_row&quot;;&quot;ion_mfg_common_services_table&quot;;&quot;ion_mfg_common_siteaddress&quot;;&quot;ion_mfg_common_submit_btn&quot;;&quot;ion_mfg_common_suppliers_tab&quot;;&quot;ion_mfg_common_taxes_tab&quot;;&quot;ion_mfg_common_taxes_tab_insert_row&quot;;&quot;ion_mfg_common_taxes_table&quot;;&quot;ion_mfg_common_taxes_taxacccode&quot;;&quot;ion_mfg_common_taxes_taxcode&quot;;&quot;ion_mfg_common_taxes_taxdebit_acccode&quot;;&quot;ion_mfg_common_transaction_type&quot;;&quot;ion_mfg_common_validate_recordstatus&quot;;&quot;ion_mfg_common_validity&quot;;&quot;ion_mfg_common_vendorcode_select&quot;;&quot;ion_mfg_common_view_accode&quot;;&quot;ion_mfg_common_view_btn&quot;;&quot;ion_mfg_common_view_desc&quot;;&quot;ion_mfg_common_view_itemcode&quot;;&quot;ion_mfg_common_view_remarks&quot;;&quot;ion_mfg_common_view_servicecode&quot;;&quot;ion_mfg_common_view_vendoraddress&quot;;&quot;ion_mfg_common_view_vendorcode&quot;;&quot;ion_mfg_common_view_vendorname&quot;;&quot;ion_mfg_common_search_norecord&quot;;&quot;ion_mfg_common_search_tablebody&quot;;&quot;ion_mfg_common_search_modifysearch_link&quot;;&quot;ion_mfg_common_items_tab_addrows&quot;;&quot;ion_mfg_common_services_tab_addrows&quot;;&quot;ion_mfg_common_tax_tab_addrows&quot;;&quot;ion_mfg_common_address_tab_addrows&quot;;&quot;ion_mfg_common_discount_tab_addrows&quot;;&quot;ion_mfg_common_charge_tab_addrows&quot;;&quot;ion_mfg_common_clause_tab_addrows&quot;;&quot;ion_mfg_common_search_fromdate&quot;;&quot;ion_mfg_common_search_todate&quot;;&quot;&quot;)" table:allow-empty-cell="true" table:display-list="sorted-ascending" table:base-cell-address="common.A1"/>
        <table:content-validation table:name="val8" table:condition="of:cell-content-is-in-list(&quot;ion_mfg_common_approve_btn&quot;;&quot;ion_mfg_common_submit_btn&quot;;&quot;ion_mfg_common_edit_btn&quot;;&quot;ion_mfg_common_view_btn&quot;;&quot;ion_mfg_common_reset_btn&quot;;&quot;ion_mfg_common_create_desc&quot;;&quot;ion_mfg_common_comments&quot;;&quot;ion_mfg_common_remarks&quot;;&quot;ion_mfg_common_search_desc&quot;;&quot;ion_mfg_common_search_table&quot;;&quot;ion_mfg_common_search_status&quot;;&quot;ion_mfg_common_siteaddress&quot;;&quot;ion_mfg_common_locationtype&quot;;&quot;ion_mfg_common_transaction_type&quot;;&quot;ion_mfg_common_accountcode&quot;;&quot;ion_mfg_common_currencycode&quot;;&quot;ion_mfg_common_exchange_rate&quot;;&quot;ion_mfg_common_accounting_site&quot;;&quot;ion_mfg_common_extractno&quot;;&quot;ion_mfg_common_pageheader&quot;;&quot;ion_mfg_common_recordno&quot;;&quot;ion_mfg_common_creationdate&quot;;&quot;ion_mfg_common_recordstatus&quot;;&quot;ion_mfg_common_create_vendorcode&quot;;&quot;ion_mfg_common_search_vendorcode&quot;;&quot;ion_mfg_common_view_vendorcode&quot;;&quot;ion_mfg_common_view_vendorname&quot;;&quot;ion_mfg_common_view_vendoraddress&quot;;&quot;ion_mfg_common_items_tab&quot;;&quot;ion_mfg_common_items_table&quot;;&quot;ion_mfg_common_items_tab_insert_row&quot;;&quot;ion_mfg_common_items_itemcode&quot;;&quot;ion_mfg_common_items_transferqty&quot;;&quot;ion_mfg_common_items_reqdate&quot;;&quot;ion_mfg_common_items_salesuom&quot;;&quot;ion_mfg_common_items_quantity&quot;;&quot;ion_mfg_common_items_requireduom&quot;;&quot;ion_mfg_common_items_baseuom&quot;;&quot;ion_mfg_common_items_baseqty&quot;;&quot;ion_mfg_common_items_itemacccode&quot;;&quot;ion_mfg_common_items_rate&quot;;&quot;ion_mfg_common_items_amount&quot;;&quot;ion_mfg_common_items_qualityreqflag&quot;;&quot;ion_mfg_common_items_tablebody&quot;;&quot;ion_mfg_common_services_tab&quot;;&quot;ion_mfg_common_services_table&quot;;&quot;ion_mfg_common_services_tab_insert_row&quot;;&quot;ion_mfg_common_services_code&quot;;&quot;ion_mfg_common_services_desc&quot;;&quot;ion_mfg_common_services_date&quot;;&quot;ion_mfg_common_services_serviceacccode&quot;;&quot;ion_mfg_common_services_amount&quot;;&quot;ion_mfg_common_services_qty&quot;;&quot;ion_mfg_common_services_net_amount&quot;;&quot;ion_mfg_common_documents_tab&quot;;&quot;ion_mfg_common_taxes_tab&quot;;&quot;ion_mfg_common_taxes_tab_insert_row&quot;;&quot;ion_mfg_common_taxes_taxcode&quot;;&quot;ion_mfg_common_taxes_taxacccode&quot;;&quot;ion_mfg_common_taxes_table&quot;;&quot;ion_mfg_common_charges_tab&quot;;&quot;ion_mfg_common_charges_tab_insert_row&quot;;&quot;ion_mfg_common_charges_code&quot;;&quot;ion_mfg_common_discounts_code&quot;;&quot;ion_mfg_common_discounts_tab&quot;;&quot;ion_mfg_common_discounts_tab_insert_row&quot;;&quot;ion_mfg_common_addresses_tab&quot;;&quot;ion_mfg_common_addresses_code&quot;;&quot;ion_mfg_common_addresses_type&quot;;&quot;ion_mfg_common_addresses_table&quot;;&quot;ion_mfg_common_addresses_tablebody&quot;;&quot;ion_mfg_common_addresses_insert_row&quot;;&quot;ion_mfg_common_services_net_amount&quot;;&quot;ion_mfg_common_vendorcode_select&quot;;&quot;ion_mfg_common_view_accode&quot;;&quot;ion_mfg_common_view_remarks&quot;;&quot;ion_mfg_common_view_servicecode&quot;;&quot;ion_mfg_common_search_txtbox&quot;;&quot;ion_mfg_common_challanno&quot;;&quot;ion_mfg_common_cancel_btn&quot;;&quot;ion_mfg_common_iframe&quot;;&quot;ion_mfg_common_ok_btn&quot;;&quot;ion_mfg_common_close_btn&quot;;&quot;ion_mfg_common_popup_iframe&quot;;&quot;ion_mfg_common_clauses_tab&quot;;&quot;ion_mfg_common_popup_close_btn&quot;;&quot;ion_mfg_common_search_btn&quot;;&quot;ion_mfg_common_saveasdraft_btn&quot;;&quot;ion_mfg_common_schedules_tab&quot;;&quot;ion_mfg_common_schedules_tab_insert_row&quot;;&quot;ion_mfg_common_schedules_code&quot;;&quot;ion_mfg_common_validity&quot;;&quot;ion_mfg_common_suppliers_tab&quot;;&quot;ion_mfg_common_createtypecombo&quot;;&quot;&quot;)" table:allow-empty-cell="true" table:display-list="sorted-ascending" table:base-cell-address="common.A1"/>
        <table:content-validation table:name="val9" table:condition="of:cell-content-is-in-list(&quot;&quot;;&quot;ion_mfg_common_accountcode&quot;;&quot;ion_mfg_common_accounting_site&quot;;&quot;ion_mfg_common_addresses_code&quot;;&quot;ion_mfg_common_addresses_insert_row&quot;;&quot;ion_mfg_common_addresses_tab&quot;;&quot;ion_mfg_common_addresses_table&quot;;&quot;ion_mfg_common_addresses_tablebody&quot;;&quot;ion_mfg_common_addresses_type&quot;;&quot;ion_mfg_common_approve_btn&quot;;&quot;ion_mfg_common_cancel_btn&quot;;&quot;ion_mfg_common_challan_date&quot;;&quot;ion_mfg_common_challanno&quot;;&quot;ion_mfg_common_charges_code&quot;;&quot;ion_mfg_common_charges_tab&quot;;&quot;ion_mfg_common_charges_tab_insert_row&quot;;&quot;ion_mfg_common_clauses_tab&quot;;&quot;ion_mfg_common_clauses_tab_insert_row&quot;;&quot;ion_mfg_common_clauses_tablebody&quot;;&quot;ion_mfg_common_clauses_code&quot;;&quot;ion_mfg_common_clauses_errormsg&quot;;&quot;ion_mfg_common_close_btn&quot;;&quot;ion_mfg_common_comments&quot;;&quot;ion_mfg_common_copy_btn&quot;;&quot;ion_mfg_common_create_desc&quot;;&quot;ion_mfg_common_create_from_type&quot;;&quot;ion_mfg_common_create_vendorcode&quot;;&quot;ion_mfg_common_createtypecombo&quot;;&quot;ion_mfg_common_creationdate&quot;;&quot;ion_mfg_common_currencycode&quot;;&quot;ion_mfg_common_discounts_code&quot;;&quot;ion_mfg_common_discounts_tab&quot;;&quot;ion_mfg_common_discounts_tab_insert_row&quot;;&quot;ion_mfg_common_documents_tab&quot;;&quot;ion_mfg_common_edit_btn&quot;;&quot;ion_mfg_common_exchange_rate&quot;;&quot;ion_mfg_common_extractno&quot;;&quot;ion_mfg_common_grn_code&quot;;&quot;ion_mfg_common_iframe&quot;;&quot;ion_mfg_common_items_amount&quot;;&quot;ion_mfg_common_items_baseqty&quot;;&quot;ion_mfg_common_items_baseuom&quot;;&quot;ion_mfg_common_items_itemacccode&quot;;&quot;ion_mfg_common_items_itemcode&quot;;&quot;ion_mfg_common_items_qualityreqflag&quot;;&quot;ion_mfg_common_items_quantity&quot;;&quot;ion_mfg_common_items_packsize&quot;;&quot;ion_mfg_common_items_packqty&quot;;&quot;ion_mfg_common_items_rate&quot;;&quot;ion_mfg_common_items_reqdate&quot;;&quot;ion_mfg_common_items_requireduom&quot;;&quot;ion_mfg_common_items_salesuom&quot;;&quot;ion_mfg_common_items_tab&quot;;&quot;ion_mfg_common_items_tab_insert_row&quot;;&quot;ion_mfg_common_items_table&quot;;&quot;ion_mfg_common_items_tablebody&quot;;&quot;ion_mfg_common_items_transferqty&quot;;&quot;ion_mfg_common_items_detailspopup_batchno_img&quot;;&quot;ion_mfg_common_items_detailspopup_selectcheckbox&quot;;&quot;ion_mfg_common_items_detailspopup_batchno_text&quot;;&quot;ion_mfg_common_items_detailspopup_batch_qty&quot;;&quot;ion_mfg_common_items_detailspopup_batch_mfgdate&quot;;&quot;ion_mfg_common_items_detailspopup_batch_expdate&quot;;&quot;ion_mfg_common_items_detailspopup_batch_cost&quot;;&quot;ion_mfg_common_items_ok_btn&quot;;&quot;ion_mfg_common_spacesok_btn&quot;;&quot;ion_mfg_common_items_close_btn&quot;;&quot;ion_mfg_common_job_code&quot;;&quot;ion_mfg_common_locationtype&quot;;&quot;ion_mfg_common_ok_btn&quot;;&quot;ion_mfg_common_operations_opcode&quot;;&quot;ion_mfg_common_operations_opdesc&quot;;&quot;ion_mfg_common_page_errorbanner&quot;;&quot;ion_mfg_common_page_successbanner&quot;;&quot;ion_mfg_common_pageheader&quot;;&quot;ion_mfg_common_popup_close_btn&quot;;&quot;ion_mfg_common_popup_iframe&quot;;&quot;ion_mfg_common_processing&quot;;&quot;ion_mfg_common_recordno&quot;;&quot;ion_mfg_common_recordstatus&quot;;&quot;ion_mfg_common_remarks&quot;;&quot;ion_mfg_common_reset_btn&quot;;&quot;ion_mfg_common_saveasdraft_btn&quot;;&quot;ion_mfg_common_schedules_code&quot;;&quot;ion_mfg_common_schedules_tab&quot;;&quot;ion_mfg_common_schedules_tab_insert_row&quot;;&quot;ion_mfg_common_search_btn&quot;;&quot;ion_mfg_common_search_desc&quot;;&quot;ion_mfg_common_search_recordstatus&quot;;&quot;ion_mfg_common_search_site&quot;;&quot;ion_mfg_common_search_status&quot;;&quot;ion_mfg_common_search_transaction_type&quot;;&quot;ion_mfg_common_search_table&quot;;&quot;ion_mfg_common_search_txtbox&quot;;&quot;ion_mfg_common_search_vendorcode&quot;;&quot;ion_mfg_common_services_amount&quot;;&quot;ion_mfg_common_services_code&quot;;&quot;ion_mfg_common_services_date&quot;;&quot;ion_mfg_common_services_desc&quot;;&quot;ion_mfg_common_services_net_amount&quot;;&quot;ion_mfg_common_services_net_amount&quot;;&quot;ion_mfg_common_services_qty&quot;;&quot;ion_mfg_common_services_serviceacccode&quot;;&quot;ion_mfg_common_services_tab&quot;;&quot;ion_mfg_common_services_tab_insert_row&quot;;&quot;ion_mfg_common_services_table&quot;;&quot;ion_mfg_common_siteaddress&quot;;&quot;ion_mfg_common_submit_btn&quot;;&quot;ion_mfg_common_suppliers_tab&quot;;&quot;ion_mfg_common_taxes_tab&quot;;&quot;ion_mfg_common_taxes_tab_insert_row&quot;;&quot;ion_mfg_common_taxes_table&quot;;&quot;ion_mfg_common_taxes_taxacccode&quot;;&quot;ion_mfg_common_taxes_taxcode&quot;;&quot;ion_mfg_common_taxes_taxdebit_acccode&quot;;&quot;ion_mfg_common_transaction_type&quot;;&quot;ion_mfg_common_view_transaction_type&quot;;&quot;ion_mfg_common_validate_recordstatus&quot;;&quot;ion_mfg_common_validity&quot;;&quot;ion_mfg_common_vendorcode_select&quot;;&quot;ion_mfg_common_view_accode&quot;;&quot;ion_mfg_common_view_btn&quot;;&quot;ion_mfg_common_view_desc&quot;;&quot;ion_mfg_common_view_itemcode&quot;;&quot;ion_mfg_common_view_remarks&quot;;&quot;ion_mfg_common_view_servicecode&quot;;&quot;ion_mfg_common_view_vendoraddress&quot;;&quot;ion_mfg_common_view_vendorcode&quot;;&quot;ion_mfg_common_view_vendorname&quot;;&quot;ion_mfg_common_search_norecord&quot;;&quot;ion_mfg_common_search_tablebody&quot;;&quot;ion_mfg_common_search_modifysearch_link&quot;;&quot;ion_mfg_common_items_tab_addrows&quot;;&quot;ion_mfg_common_services_tab_addrows&quot;;&quot;ion_mfg_common_tax_tab_addrows&quot;;&quot;ion_mfg_common_address_tab_addrows&quot;;&quot;ion_mfg_common_discount_tab_addrows&quot;;&quot;ion_mfg_common_charge_tab_addrows&quot;;&quot;ion_mfg_common_clause_tab_addrows&quot;;&quot;ion_mfg_common_search_fromdate&quot;;&quot;ion_mfg_common_search_todate&quot;;&quot;ion_mfg_common_freeqty&quot;;&quot;ion_mfg_common_inventoryqty&quot;;&quot;ion_mfg_common_pageheader&quot;;&quot;ion_mfg_common_items_targetlocation&quot;;&quot;ion_mfg_common_source_location&quot;;&quot;ion_mfg_common_delete_checkbox&quot;;&quot;ion_mfg_common_items_dutyqty&quot;;&quot;ion_mfg_common_discount_tab_discount_percent&quot;;&quot;ion_mfg_common_discount_tab_discount_value&quot;;&quot;ion_mfg_common_tax_tab_taxpercent&quot;;&quot;ion_mfg_common_tax_tab_taxvalue&quot;;&quot;ion_mfg_common_charge_tab_charge&quot;;&quot;ion_mfg_common_charge_tab_chargevalue&quot;;&quot;ion_mfg_common_items_inventoryqty&quot;;&quot;ion_mfg_common_exportchecklist_tab&quot;;&quot;ion_mfg_common_exportchecklist_tab_insert_row&quot;;&quot;ion_mfg_common_exportchecklist_table&quot;;&quot;ion_mfg_common_exportchecklist_status&quot;;&quot;ion_mfg_common_exportchecklist_owner&quot;;&quot;ion_mfg_common_exportchecklist_remark&quot;;&quot;ion_mfg_common_parameters_tab&quot;;&quot;ion_mfg_common_parameters_tab_insert_row&quot;;&quot;ion_mfg_common_parameters_table&quot;;&quot;ion_mfg_common_parameters_value&quot;;&quot;ion_mfg_common_parameters_tablebody&quot;;&quot;ion_mfg_common_exportchecklist_tablebody&quot;;&quot;ion_mfg_common_items_wtqty&quot;;&quot;&quot;)" table:allow-empty-cell="true" table:display-list="sorted-ascending" table:base-cell-address="common.A1"/>
        <table:content-validation table:name="val10" table:condition="of:cell-content-is-in-list(&quot;id&quot;;&quot;css&quot;;&quot;xpath&quot;;&quot;name&quot;;&quot;tagname&quot;;&quot;classname&quot;;&quot;linktext&quot;;&quot;partiallinktext&quot;;&quot;&quot;)" table:allow-empty-cell="true" table:display-list="unsorted" table:base-cell-address="common.A1"/>
        <table:content-validation table:name="val11" table:condition="of:cell-content-is-in-list(&quot;&quot;;&quot;ion_mfg_common_accountcode&quot;;&quot;ion_mfg_common_accounting_site&quot;;&quot;ion_mfg_common_addresses_code&quot;;&quot;ion_mfg_common_addresses_insert_row&quot;;&quot;ion_mfg_common_addresses_tab&quot;;&quot;ion_mfg_common_addresses_table&quot;;&quot;ion_mfg_common_addresses_tablebody&quot;;&quot;ion_mfg_common_addresses_type&quot;;&quot;ion_mfg_common_approve_btn&quot;;&quot;ion_mfg_common_cancel_btn&quot;;&quot;ion_mfg_common_challan_date&quot;;&quot;ion_mfg_common_challanno&quot;;&quot;ion_mfg_common_charges_code&quot;;&quot;ion_mfg_common_charges_tab&quot;;&quot;ion_mfg_common_charges_tab_insert_row&quot;;&quot;ion_mfg_common_clauses_tab&quot;;&quot;ion_mfg_common_clauses_tab_insert_row&quot;;&quot;ion_mfg_common_clauses_tablebody&quot;;&quot;ion_mfg_common_clauses_code&quot;;&quot;ion_mfg_common_clauses_errormsg&quot;;&quot;ion_mfg_common_close_btn&quot;;&quot;ion_mfg_common_comments&quot;;&quot;ion_mfg_common_copy_btn&quot;;&quot;ion_mfg_common_create_desc&quot;;&quot;ion_mfg_common_create_from_type&quot;;&quot;ion_mfg_common_create_vendorcode&quot;;&quot;ion_mfg_common_createtypecombo&quot;;&quot;ion_mfg_common_creationdate&quot;;&quot;ion_mfg_common_currencycode&quot;;&quot;ion_mfg_common_discounts_code&quot;;&quot;ion_mfg_common_discounts_tab&quot;;&quot;ion_mfg_common_discounts_tab_insert_row&quot;;&quot;ion_mfg_common_documents_tab&quot;;&quot;ion_mfg_common_edit_btn&quot;;&quot;ion_mfg_common_exchange_rate&quot;;&quot;ion_mfg_common_extractno&quot;;&quot;ion_mfg_common_grn_code&quot;;&quot;ion_mfg_common_iframe&quot;;&quot;ion_mfg_common_items_amount&quot;;&quot;ion_mfg_common_items_baseqty&quot;;&quot;ion_mfg_common_items_baseuom&quot;;&quot;ion_mfg_common_items_itemacccode&quot;;&quot;ion_mfg_common_items_itemcode&quot;;&quot;ion_mfg_common_items_qualityreqflag&quot;;&quot;ion_mfg_common_items_quantity&quot;;&quot;ion_mfg_common_items_packsize&quot;;&quot;ion_mfg_common_items_packqty&quot;;&quot;ion_mfg_common_items_rate&quot;;&quot;ion_mfg_common_items_reqdate&quot;;&quot;ion_mfg_common_items_requireduom&quot;;&quot;ion_mfg_common_items_salesuom&quot;;&quot;ion_mfg_common_items_tab&quot;;&quot;ion_mfg_common_items_tab_insert_row&quot;;&quot;ion_mfg_common_items_table&quot;;&quot;ion_mfg_common_items_tablebody&quot;;&quot;ion_mfg_common_items_transferqty&quot;;&quot;ion_mfg_common_items_detailspopup_batchno_img&quot;;&quot;ion_mfg_common_items_detailspopup_selectcheckbox&quot;;&quot;ion_mfg_common_items_detailspopup_batchno_text&quot;;&quot;ion_mfg_common_items_detailspopup_batch_qty&quot;;&quot;ion_mfg_common_items_detailspopup_batch_mfgdate&quot;;&quot;ion_mfg_common_items_detailspopup_batch_expdate&quot;;&quot;ion_mfg_common_items_detailspopup_batch_cost&quot;;&quot;ion_mfg_common_items_ok_btn&quot;;&quot;ion_mfg_common_spacesok_btn&quot;;&quot;ion_mfg_common_items_close_btn&quot;;&quot;ion_mfg_common_job_code&quot;;&quot;ion_mfg_common_locationtype&quot;;&quot;ion_mfg_common_ok_btn&quot;;&quot;ion_mfg_common_operations_opcode&quot;;&quot;ion_mfg_common_operations_opdesc&quot;;&quot;ion_mfg_common_page_errorbanner&quot;;&quot;ion_mfg_common_page_successbanner&quot;;&quot;ion_mfg_common_pageheader&quot;;&quot;ion_mfg_common_popup_close_btn&quot;;&quot;ion_mfg_common_popup_iframe&quot;;&quot;ion_mfg_common_processing&quot;;&quot;ion_mfg_common_recordno&quot;;&quot;ion_mfg_common_recordstatus&quot;;&quot;ion_mfg_common_remarks&quot;;&quot;ion_mfg_common_reset_btn&quot;;&quot;ion_mfg_common_saveasdraft_btn&quot;;&quot;ion_mfg_common_schedules_code&quot;;&quot;ion_mfg_common_schedules_tab&quot;;&quot;ion_mfg_common_schedules_tab_insert_row&quot;;&quot;ion_mfg_common_search_btn&quot;;&quot;ion_mfg_common_search_desc&quot;;&quot;ion_mfg_common_search_recordstatus&quot;;&quot;ion_mfg_common_search_site&quot;;&quot;ion_mfg_common_search_status&quot;;&quot;ion_mfg_common_search_transaction_type&quot;;&quot;ion_mfg_common_search_table&quot;;&quot;ion_mfg_common_search_txtbox&quot;;&quot;ion_mfg_common_search_vendorcode&quot;;&quot;ion_mfg_common_services_amount&quot;;&quot;ion_mfg_common_services_code&quot;;&quot;ion_mfg_common_services_date&quot;;&quot;ion_mfg_common_services_desc&quot;;&quot;ion_mfg_common_services_net_amount&quot;;&quot;ion_mfg_common_services_net_amount&quot;;&quot;ion_mfg_common_services_qty&quot;;&quot;ion_mfg_common_services_serviceacccode&quot;;&quot;ion_mfg_common_services_tab&quot;;&quot;ion_mfg_common_services_tab_insert_row&quot;;&quot;ion_mfg_common_services_table&quot;;&quot;ion_mfg_common_siteaddress&quot;;&quot;ion_mfg_common_submit_btn&quot;;&quot;ion_mfg_common_suppliers_tab&quot;;&quot;ion_mfg_common_taxes_tab&quot;;&quot;ion_mfg_common_taxes_tab_insert_row&quot;;&quot;ion_mfg_common_taxes_table&quot;;&quot;ion_mfg_common_taxes_taxacccode&quot;;&quot;ion_mfg_common_taxes_taxcode&quot;;&quot;ion_mfg_common_taxes_taxdebit_acccode&quot;;&quot;ion_mfg_common_transaction_type&quot;;&quot;ion_mfg_common_view_transaction_type&quot;;&quot;ion_mfg_common_validate_recordstatus&quot;;&quot;ion_mfg_common_validity&quot;;&quot;ion_mfg_common_vendorcode_select&quot;;&quot;ion_mfg_common_view_accode&quot;;&quot;ion_mfg_common_view_btn&quot;;&quot;ion_mfg_common_view_desc&quot;;&quot;ion_mfg_common_view_itemcode&quot;;&quot;ion_mfg_common_view_remarks&quot;;&quot;ion_mfg_common_view_servicecode&quot;;&quot;ion_mfg_common_view_vendoraddress&quot;;&quot;ion_mfg_common_view_vendorcode&quot;;&quot;ion_mfg_common_view_vendorname&quot;;&quot;ion_mfg_common_search_norecord&quot;;&quot;ion_mfg_common_search_tablebody&quot;;&quot;ion_mfg_common_search_modifysearch_link&quot;;&quot;ion_mfg_common_items_tab_addrows&quot;;&quot;ion_mfg_common_services_tab_addrows&quot;;&quot;ion_mfg_common_tax_tab_addrows&quot;;&quot;ion_mfg_common_address_tab_addrows&quot;;&quot;ion_mfg_common_discount_tab_addrows&quot;;&quot;ion_mfg_common_charge_tab_addrows&quot;;&quot;ion_mfg_common_clause_tab_addrows&quot;;&quot;ion_mfg_common_search_fromdate&quot;;&quot;ion_mfg_common_search_todate&quot;;&quot;ion_mfg_common_freeqty&quot;;&quot;ion_mfg_common_item_inventoryqty&quot;;&quot;&quot;)" table:allow-empty-cell="true" table:display-list="sorted-ascending" table:base-cell-address="common.A1"/>
        <table:content-validation table:name="val12" table:condition="of:cell-content-is-in-list(&quot;Button&quot;;&quot;TextBox&quot;;&quot;CheckBox&quot;;&quot;ComboBox&quot;;&quot;RadioButton&quot;;&quot;Link&quot;;&quot;&quot;)" table:allow-empty-cell="true" table:display-list="unsorted" table:base-cell-address="common.A1"/>
      </table:content-validations>
      <table:table table:name="common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>
            <text:p>Logical_Name</text:p>
          </table:table-cell>
          <table:table-cell table:style-name="ce1" office:value-type="string">
            <text:p>Locator_Type</text:p>
          </table:table-cell>
          <table:table-cell table:style-name="ce1" office:value-type="string">
            <text:p>Locator</text:p>
          </table:table-cell>
          <table:table-cell table:style-name="ce1" office:value-type="string">
            <text:p>Element_Typ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TestData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2" office:value-type="string">
            <text:p>amazon_common_search_btn</text:p>
          </table:table-cell>
          <table:table-cell office:value-type="string">
            <text:p>css</text:p>
          </table:table-cell>
          <table:table-cell office:value-type="string">
            <text:p>input[value=Search]</text:p>
          </table:table-cell>
          <table:table-cell table:content-validation-name="val12" office:value-type="string">
            <text:p>Button</text:p>
          </table:table-cell>
          <table:table-cell table:style-name="ce24"/>
          <table:table-cell table:style-name="ce25"/>
          <table:table-cell table:style-name="ce26"/>
          <table:table-cell table:number-columns-repeated="1017"/>
        </table:table-row>
        <table:table-row table:style-name="ro1">
          <table:table-cell table:style-name="ce3"/>
          <table:table-cell table:content-validation-name="val10"/>
          <table:table-cell/>
          <table:table-cell table:content-validation-name="val12"/>
          <table:table-cell table:number-columns-repeated="1020"/>
        </table:table-row>
        <table:table-row table:style-name="ro1">
          <table:table-cell table:style-name="ce4"/>
          <table:table-cell table:number-columns-repeated="2"/>
          <table:table-cell table:content-validation-name="val12"/>
          <table:table-cell table:style-name="ce25" table:number-columns-repeated="3"/>
          <table:table-cell table:number-columns-repeated="1017"/>
        </table:table-row>
        <table:table-row table:style-name="ro1" table:number-rows-repeated="3">
          <table:table-cell/>
          <table:table-cell table:style-name="ce6" table:content-validation-name="val10"/>
          <table:table-cell/>
          <table:table-cell table:content-validation-name="val12"/>
          <table:table-cell table:style-name="ce25" table:number-columns-repeated="3"/>
          <table:table-cell table:number-columns-repeated="1017"/>
        </table:table-row>
        <table:table-row table:style-name="ro1">
          <table:table-cell table:number-columns-repeated="3"/>
          <table:table-cell table:content-validation-name="val12"/>
          <table:table-cell table:style-name="ce25" table:number-columns-repeated="3"/>
          <table:table-cell table:number-columns-repeated="1017"/>
        </table:table-row>
        <table:table-row table:style-name="ro1">
          <table:table-cell/>
          <table:table-cell table:style-name="ce6" table:content-validation-name="val10"/>
          <table:table-cell/>
          <table:table-cell table:content-validation-name="val12"/>
          <table:table-cell table:style-name="ce25" table:number-columns-repeated="2"/>
          <table:table-cell table:style-name="ce27"/>
          <table:table-cell table:number-columns-repeated="1017"/>
        </table:table-row>
        <table:table-row table:style-name="ro1">
          <table:table-cell/>
          <table:table-cell table:style-name="ce6" table:content-validation-name="val10"/>
          <table:table-cell/>
          <table:table-cell table:content-validation-name="val12"/>
          <table:table-cell table:style-name="ce25" table:number-columns-repeated="3"/>
          <table:table-cell table:number-columns-repeated="1017"/>
        </table:table-row>
        <table:table-row table:style-name="ro1">
          <table:table-cell/>
          <table:table-cell table:style-name="ce6" table:content-validation-name="val10"/>
          <table:table-cell/>
          <table:table-cell table:content-validation-name="val12"/>
          <table:table-cell table:style-name="ce25"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ce6" table:number-columns-repeated="4"/>
          <table:table-cell table:number-columns-repeated="1020"/>
        </table:table-row>
        <table:table-row table:style-name="ro1">
          <table:table-cell table:style-name="ce2"/>
          <table:table-cell table:style-name="ce13" table:content-validation-name="val10"/>
          <table:table-cell table:style-name="ce10"/>
          <table:table-cell table:content-validation-name="val12"/>
          <table:table-cell table:number-columns-repeated="1020"/>
        </table:table-row>
        <table:table-row table:style-name="ro1">
          <table:table-cell table:style-name="ce6" table:number-columns-repeated="4"/>
          <table:table-cell table:number-columns-repeated="1020"/>
        </table:table-row>
        <table:table-row table:style-name="ro1"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  <table:table-cell table:number-columns-repeated="3"/>
          <table:table-cell table:content-validation-name="val12"/>
        </table:table-row>
        <table:table-row table:style-name="ro1">
          <table:table-cell table:style-name="ce6"/>
          <table:table-cell table:content-validation-name="val10"/>
          <table:table-cell/>
          <table:table-cell table:content-validation-name="val12"/>
          <table:table-cell table:number-columns-repeated="1020"/>
        </table:table-row>
        <table:table-row table:style-name="ro1">
          <table:table-cell table:number-columns-repeated="2"/>
          <table:table-cell table:style-name="ce17"/>
          <table:table-cell table:content-validation-name="val12"/>
          <table:table-cell table:number-columns-repeated="1020"/>
        </table:table-row>
        <table:table-row table:style-name="ro1">
          <table:table-cell table:number-columns-repeated="2"/>
          <table:table-cell table:style-name="ce18"/>
          <table:table-cell table:content-validation-name="val12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12"/>
          <table:table-cell table:content-validation-name="val1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content-validation-name="val1"/>
          <table:table-cell table:number-columns-repeated="1023"/>
        </table:table-row>
        <table:table-row table:style-name="ro1">
          <table:table-cell table:style-name="ce7" table:content-validation-name="val1"/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8" table:content-validation-name="val2"/>
          <table:table-cell table:style-name="ce8" table:number-columns-repeated="2"/>
          <table:table-cell table:style-name="ce8" table:content-validation-name="val12"/>
          <table:table-cell table:number-columns-repeated="1020"/>
        </table:table-row>
        <table:table-row table:style-name="ro1">
          <table:table-cell table:number-columns-repeated="3"/>
          <table:table-cell table:content-validation-name="val1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  <table:table-cell table:content-validation-name="val3"/>
          <table:table-cell table:number-columns-repeated="3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content-validation-name="val4"/>
          <table:table-cell table:number-columns-repeated="1023"/>
        </table:table-row>
        <table:table-row table:style-name="ro1">
          <table:table-cell table:style-name="ce10" table:content-validation-name="val5"/>
          <table:table-cell table:style-name="ce10" table:number-columns-repeated="3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content-validation-name="val10"/>
          <table:table-cell/>
          <table:table-cell table:content-validation-name="val12"/>
          <table:table-cell table:number-columns-repeated="1020"/>
        </table:table-row>
        <table:table-row table:style-name="ro1">
          <table:table-cell table:number-columns-repeated="3"/>
          <table:table-cell table:content-validation-name="val1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content-validation-name="val6"/>
          <table:table-cell table:number-columns-repeated="1023"/>
        </table:table-row>
        <table:table-row table:style-name="ro1">
          <table:table-cell table:style-name="ce6" table:content-validation-name="val6"/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6" table:content-validation-name="val6"/>
          <table:table-cell table:style-name="ce6"/>
          <table:table-cell table:style-name="ce19"/>
          <table:table-cell table:style-name="ce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20"/>
          <table:table-cell table:style-name="ce6"/>
          <table:table-cell table:number-columns-repeated="1020"/>
        </table:table-row>
        <table:table-row table:style-name="ro1">
          <table:table-cell/>
          <table:table-cell table:content-validation-name="val10"/>
          <table:table-cell table:style-name="ce21"/>
          <table:table-cell table:content-validation-name="val12"/>
          <table:table-cell table:number-columns-repeated="1020"/>
        </table:table-row>
        <table:table-row table:style-name="ro1">
          <table:table-cell/>
          <table:table-cell table:content-validation-name="val10"/>
          <table:table-cell table:style-name="ce9"/>
          <table:table-cell table:content-validation-name="val12"/>
          <table:table-cell table:number-columns-repeated="1020"/>
        </table:table-row>
        <table:table-row table:style-name="ro1" table:number-rows-repeated="4">
          <table:table-cell table:number-columns-repeated="3"/>
          <table:table-cell table:content-validation-name="val12"/>
          <table:table-cell table:number-columns-repeated="1020"/>
        </table:table-row>
        <table:table-row table:style-name="ro1">
          <table:table-cell/>
          <table:table-cell table:content-validation-name="val10"/>
          <table:table-cell table:style-name="ce9"/>
          <table:table-cell table:content-validation-name="val12"/>
          <table:table-cell table:number-columns-repeated="1020"/>
        </table:table-row>
        <table:table-row table:style-name="ro1" table:number-rows-repeated="3">
          <table:table-cell table:number-columns-repeated="3"/>
          <table:table-cell table:content-validation-name="val12"/>
          <table:table-cell table:number-columns-repeated="1020"/>
        </table:table-row>
        <table:table-row table:style-name="ro1">
          <table:table-cell/>
          <table:table-cell table:content-validation-name="val10"/>
          <table:table-cell table:style-name="ce22"/>
          <table:table-cell table:content-validation-name="val12"/>
          <table:table-cell table:number-columns-repeated="1020"/>
        </table:table-row>
        <table:table-row table:style-name="ro1">
          <table:table-cell table:style-name="ce11" table:number-columns-repeated="2"/>
          <table:table-cell table:style-name="ce23"/>
          <table:table-cell table:style-name="ce11"/>
          <table:table-cell table:number-columns-repeated="1020"/>
        </table:table-row>
        <table:table-row table:style-name="ro1">
          <table:table-cell table:style-name="ce11" table:number-columns-repeated="2"/>
          <table:table-cell table:style-name="ce23"/>
          <table:table-cell table:style-name="ce11" table:number-columns-repeated="1021"/>
        </table:table-row>
        <table:table-row table:style-name="ro1">
          <table:table-cell table:number-columns-repeated="3"/>
          <table:table-cell table:content-validation-name="val12"/>
          <table:table-cell table:number-columns-repeated="1020"/>
        </table:table-row>
        <table:table-row table:style-name="ro1">
          <table:table-cell table:number-columns-repeated="2"/>
          <table:table-cell table:style-name="ce8"/>
          <table:table-cell table:content-validation-name="val12"/>
          <table:table-cell table:number-columns-repeated="1020"/>
        </table:table-row>
        <table:table-row table:style-name="ro1" table:number-rows-repeated="3">
          <table:table-cell table:style-name="ce6" table:number-columns-repeated="4"/>
          <table:table-cell table:number-columns-repeated="1020"/>
        </table:table-row>
        <table:table-row table:style-name="ro1">
          <table:table-cell table:number-columns-repeated="3"/>
          <table:table-cell table:content-validation-name="val12"/>
          <table:table-cell table:number-columns-repeated="1020"/>
        </table:table-row>
        <table:table-row table:style-name="ro1">
          <table:table-cell/>
          <table:table-cell table:style-name="ce6" table:content-validation-name="val10"/>
          <table:table-cell/>
          <table:table-cell table:content-validation-name="val12"/>
          <table:table-cell table:number-columns-repeated="1020"/>
        </table:table-row>
        <table:table-row table:style-name="ro1">
          <table:table-cell table:style-name="ce2"/>
          <table:table-cell/>
          <table:table-cell table:style-name="ce6"/>
          <table:table-cell table:number-columns-repeated="1021"/>
        </table:table-row>
        <table:table-row table:style-name="ro1" table:number-rows-repeated="2">
          <table:table-cell table:style-name="ce6" table:number-columns-repeated="4"/>
          <table:table-cell table:number-columns-repeated="1020"/>
        </table:table-row>
        <table:table-row table:style-name="ro1">
          <table:table-cell table:style-name="ce6"/>
          <table:table-cell table:style-name="ce8" table:number-columns-repeated="3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4" table:content-validation-name="val10"/>
          <table:table-cell table:style-name="ce8"/>
          <table:table-cell table:style-name="ce8" table:content-validation-name="val12"/>
          <table:table-cell table:number-columns-repeated="1020"/>
        </table:table-row>
        <table:table-row table:style-name="ro1">
          <table:table-cell table:style-name="ce6"/>
          <table:table-cell table:style-name="ce14" table:content-validation-name="val10"/>
          <table:table-cell table:style-name="ce18"/>
          <table:table-cell table:style-name="ce8" table:content-validation-name="val1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2" table:content-validation-name="val7"/>
          <table:table-cell table:style-name="ce15" table:number-columns-repeated="1023"/>
        </table:table-row>
        <table:table-row table:style-name="ro1">
          <table:table-cell table:content-validation-name="val8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11" table:number-columns-repeated="4"/>
          <table:table-cell table:number-columns-repeated="1020"/>
        </table:table-row>
        <table:table-row table:style-name="ro1">
          <table:table-cell/>
          <table:table-cell table:style-name="ce6" table:content-validation-name="val10"/>
          <table:table-cell/>
          <table:table-cell table:content-validation-name="val12"/>
          <table:table-cell table:number-columns-repeated="1020"/>
        </table:table-row>
        <table:table-row table:style-name="ro1">
          <table:table-cell/>
          <table:table-cell table:style-name="ce6" table:content-validation-name="val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11" table:number-columns-repeated="4"/>
          <table:table-cell table:number-columns-repeated="1020"/>
        </table:table-row>
        <table:table-row table:style-name="ro1" table:number-rows-repeated="3">
          <table:table-cell/>
          <table:table-cell table:content-validation-name="val10"/>
          <table:table-cell table:style-name="ce9"/>
          <table:table-cell table:content-validation-name="val12"/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7"/>
          <table:table-cell table:style-name="ce16"/>
          <table:table-cell table:style-name="ce16" table:content-validation-name="val11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/>
          <table:table-cell table:style-name="ce7" table:number-columns-repeated="3"/>
          <table:table-cell table:number-columns-repeated="1020"/>
        </table:table-row>
        <table:table-row table:style-name="ro1">
          <table:table-cell/>
          <table:table-cell table:style-name="ce7" table:number-columns-repeated="3"/>
          <table:table-cell table:number-columns-repeated="1020"/>
        </table:table-row>
        <table:table-row table:style-name="ro1" table:number-rows-repeated="4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/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6" table:number-columns-repeated="4"/>
          <table:table-cell table:number-columns-repeated="1020"/>
        </table:table-row>
        <table:table-row table:style-name="ro1">
          <table:table-cell table:style-name="ce2"/>
          <table:table-cell table:style-name="ce13" table:content-validation-name="val10"/>
          <table:table-cell table:style-name="ce10"/>
          <table:table-cell table:content-validation-name="val12"/>
          <table:table-cell table:number-columns-repeated="1020"/>
        </table:table-row>
        <table:table-row table:style-name="ro1">
          <table:table-cell table:style-name="ce6" table:number-columns-repeated="4"/>
          <table:table-cell table:number-columns-repeated="1020"/>
        </table:table-row>
        <table:table-row table:style-name="ro1" table:number-rows-repeated="3">
          <table:table-cell table:style-name="ce6"/>
          <table:table-cell table:number-columns-repeated="1023"/>
        </table:table-row>
        <table:table-row table:style-name="ro1">
          <table:table-cell table:style-name="ce6" table:number-columns-repeated="4"/>
          <table:table-cell table:number-columns-repeated="1020"/>
        </table:table-row>
        <table:table-row table:style-name="ro1">
          <table:table-cell table:style-name="ce2"/>
          <table:table-cell table:style-name="ce13" table:content-validation-name="val10"/>
          <table:table-cell table:style-name="ce10"/>
          <table:table-cell table:content-validation-name="val12"/>
          <table:table-cell table:number-columns-repeated="1020"/>
        </table:table-row>
        <table:table-row table:style-name="ro1">
          <table:table-cell table:style-name="ce6" table:number-columns-repeated="4"/>
          <table:table-cell table:number-columns-repeated="1020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4"/>
          <table:table-cell table:number-columns-repeated="1023"/>
        </table:table-row>
        <table:table-row table:style-name="ro1">
          <table:table-cell table:style-name="ce6" table:content-validation-name="val9"/>
          <table:table-cell table:style-name="ce8" table:number-columns-repeated="3"/>
          <table:table-cell table:number-columns-repeated="1020"/>
        </table:table-row>
        <table:table-row table:style-name="ro1" table:number-rows-repeated="6540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mon.A3:common.AMJ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number-style style:name="N5106P0" style:volatile="true" number:language="en" number:country="IN">
      <number:number number:decimal-places="0" number:min-integer-digits="1" number:grouping="true"/>
    </number:number-style>
    <number:number-style style:name="N5106" number:language="en" number:country="IN">
      <number:text>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en" number:country="IN">
      <number:number number:decimal-places="0" number:min-integer-digits="1" number:grouping="true"/>
    </number:number-style>
    <number:number-style style:name="N5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en" number:country="IN">
      <number:number number:decimal-places="2" number:min-integer-digits="1" number:grouping="true"/>
    </number:number-style>
    <number:number-style style:name="N5108" number:language="en" number:country="IN">
      <number:text>-</number:text>
      <number:number number:decimal-places="2" number:min-integer-digits="1" number:grouping="true"/>
      <style:map style:condition="value()&gt;=0" style:apply-style-name="N5108P0"/>
    </number:number-style>
    <number:number-style style:name="N5109P0" style:volatile="true" number:language="en" number:country="IN">
      <number:number number:decimal-places="2" number:min-integer-digits="1" number:grouping="true"/>
    </number:number-style>
    <number:number-style style:name="N5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09P0"/>
    </number:number-style>
    <number:number-style style:name="N5113P0" style:volatile="true" number:language="en" number:country="IN">
      <number:number number:decimal-places="0" number:min-integer-digits="1" number:grouping="true"/>
      <number:text> </number:text>
    </number:number-style>
    <number:number-style style:name="N5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3P2" style:volatile="true" number:language="en" number:country="IN">
      <number:text> - </number:text>
    </number:number-style>
    <number:text-style style:name="N5113" number:language="en" number:country="IN">
      <number:text-content/>
      <number:text> </number:text>
      <style:map style:condition="value()&gt;0" style:apply-style-name="N5113P0"/>
      <style:map style:condition="value()&lt;0" style:apply-style-name="N5113P1"/>
      <style:map style:condition="value()=0" style:apply-style-name="N5113P2"/>
    </number:text-style>
    <number:number-style style:name="N5117P0" style:volatile="true" number:language="en" number:country="IN">
      <number:number number:decimal-places="2" number:min-integer-digits="1" number:grouping="true"/>
      <number:text> </number:text>
    </number:number-style>
    <number:number-style style:name="N5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17" number:language="en" number:country="IN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time-style style:name="N5118" number:language="en" number:country="IN">
      <number:minutes number:style="long"/>
      <number:text>:</number:text>
      <number:seconds number:style="long"/>
    </number:time-style>
    <number:time-style style:name="N5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0" number:language="en" number:country="IN">
      <number:minutes number:style="long"/>
      <number:text>:</number:text>
      <number:seconds number:style="long" number:decimal-places="1"/>
    </number:time-style>
    <number:number-style style:name="N5121" number:language="en" number:country="IN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6/11/2016</text:date>, <text:time>11:4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79H25M58S</meta:editing-duration>
    <meta:editing-cycles>363</meta:editing-cycles>
    <meta:generator>OpenOffice.org/3.2$Win32 OpenOffice.org_project/320m12$Build-9483</meta:generator>
    <dc:date>2016-06-11T11:43:19.47</dc:date>
    <dc:creator>Rohith Shetty</dc:creator>
    <meta:document-statistic meta:table-count="1" meta:cell-count="9" meta:object-count="0"/>
    <meta:user-defined meta:name="Info 1"/>
    <meta:user-defined meta:name="Info 2"/>
    <meta:user-defined meta:name="Info 3"/>
    <meta:user-defined meta:name="Info 4"/>
  </office:meta>
</office:document-meta>
</file>